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venir Next1" svg:font-family="'Avenir Next'"/>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2.898cm" table:align="left"/>
    </style:style>
    <style:style style:name="Table1.A" style:family="table-column">
      <style:table-column-properties style:column-width="4.249cm"/>
    </style:style>
    <style:style style:name="Table1.B" style:family="table-column">
      <style:table-column-properties style:column-width="4.348cm"/>
    </style:style>
    <style:style style:name="Table1.C" style:family="table-column">
      <style:table-column-properties style:column-width="4.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venir Next" fo:font-size="12pt" fo:font-style="italic" style:text-underline-style="solid" style:text-underline-width="auto" style:text-underline-color="font-color" fo:font-weight="bold" officeooo:rsid="00144904" officeooo:paragraph-rsid="001f3658" style:font-size-asian="12pt" style:font-style-asian="italic" style:font-weight-asian="bold" style:font-size-complex="12pt" style:font-style-complex="italic" style:font-weight-complex="bold"/>
    </style:style>
    <style:style style:name="P2" style:family="paragraph" style:parent-style-name="Standard">
      <style:paragraph-properties fo:text-align="start" style:justify-single-word="false"/>
      <style:text-properties style:font-name="Avenir Next" fo:font-size="12pt" fo:font-style="italic" style:text-underline-style="none" fo:font-weight="bold" officeooo:rsid="0050990f" officeooo:paragraph-rsid="002273f2" fo:background-color="#afd095" style:font-size-asian="12pt" style:font-style-asian="italic" style:font-weight-asian="bold" style:font-size-complex="12pt" style:font-style-complex="italic" style:font-weight-complex="bold"/>
    </style:style>
    <style:style style:name="P3" style:family="paragraph" style:parent-style-name="Standard">
      <style:paragraph-properties fo:text-align="start" style:justify-single-word="false"/>
      <style:text-properties style:font-name="Avenir Next" fo:font-size="12pt" fo:font-style="italic" style:text-underline-style="none" fo:font-weight="normal" officeooo:rsid="00214f9f" officeooo:paragraph-rsid="00208560"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08560"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17422"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273f2" style:font-size-asian="12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359710"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f3658" officeooo:paragraph-rsid="001f3658"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2b4b42" officeooo:paragraph-rsid="00208560"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217422"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2273f2"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44904" officeooo:paragraph-rsid="001f3658" fo:background-color="transparent"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fo:background-color="transparent"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354ca9" officeooo:paragraph-rsid="00354ca9" fo:background-color="transparent"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379ef8" officeooo:paragraph-rsid="00379ef8" fo:background-color="transparent"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5cf4b3" officeooo:paragraph-rsid="005cf4b3" fo:background-color="transparent"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644f98" officeooo:paragraph-rsid="00644f98" fo:background-color="transparent"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644f98" officeooo:paragraph-rsid="00739819" fo:background-color="transparent"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674395" officeooo:paragraph-rsid="00674395" fo:background-color="transparent"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674395" officeooo:paragraph-rsid="00739819" fo:background-color="transparent"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6fdfb6" officeooo:paragraph-rsid="006fdfb6" fo:background-color="transparent"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6fdfb6" officeooo:paragraph-rsid="00739819" fo:background-color="transparent"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normal" officeooo:rsid="00144904" officeooo:paragraph-rsid="00208560" fo:background-color="transparent"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normal" officeooo:rsid="001a8837" officeooo:paragraph-rsid="00208560" fo:background-color="transparent"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baf75" fo:background-color="transparent"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f35dd" fo:background-color="transparent"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style:font-name="Avenir Next" fo:font-size="12pt" fo:font-style="normal" style:text-underline-style="none" fo:font-weight="bold" officeooo:rsid="00354ca9" officeooo:paragraph-rsid="00354ca9" fo:background-color="transparent"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font-name="Avenir Next" fo:font-size="12pt" fo:font-style="normal" style:text-underline-style="none" fo:font-weight="bold" officeooo:rsid="0026c843" officeooo:paragraph-rsid="00359710" fo:background-color="transparent" style:font-size-asian="12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379ef8" fo:background-color="transparent" style:font-size-asian="12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38f7ed" fo:background-color="transparent" style:font-size-asian="12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59129a" fo:background-color="transparent" style:font-size-asian="12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5ac78e" fo:background-color="transparent" style:font-size-asian="12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5b488c" fo:background-color="transparent" style:font-size-asian="12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style:font-name="Avenir Next" fo:font-size="12pt" fo:font-style="normal" style:text-underline-style="none" fo:font-weight="bold" officeooo:rsid="0039891e" officeooo:paragraph-rsid="0039891e" fo:background-color="transparent"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Avenir Next" fo:font-size="12pt" fo:font-style="normal" style:text-underline-style="none" fo:font-weight="bold" officeooo:rsid="00644f98" officeooo:paragraph-rsid="00644f98" fo:background-color="transparent" style:font-size-asian="12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style:font-name="Avenir Next" fo:font-size="12pt" fo:font-style="normal" style:text-underline-style="none" fo:font-weight="bold" officeooo:rsid="00674395" officeooo:paragraph-rsid="00674395" fo:background-color="transparent" style:font-size-asian="12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style:font-name="Avenir Next" fo:font-size="12pt" fo:font-style="normal" style:text-underline-style="none" fo:font-weight="bold" officeooo:rsid="00691eb4" officeooo:paragraph-rsid="00691eb4" fo:background-color="transparent" style:font-size-asian="12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style:font-name="Avenir Next" fo:font-size="12pt" fo:font-style="normal" style:text-underline-style="none" fo:font-weight="bold" officeooo:rsid="006b1365" officeooo:paragraph-rsid="006b1365" fo:background-color="transparent" style:font-size-asian="12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style:font-name="Avenir Next" fo:font-size="12pt" fo:font-style="normal" style:text-underline-style="none" fo:font-weight="bold" officeooo:rsid="00724c3c" officeooo:paragraph-rsid="00724c3c" fo:background-color="transparent" style:font-size-asian="12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text-properties style:font-name="Avenir Next" fo:font-size="12pt" fo:font-style="normal" style:text-underline-style="none" fo:font-weight="bold" officeooo:rsid="00692d20" officeooo:paragraph-rsid="002273f2" style:font-size-asian="12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style:font-name="Avenir Next" fo:font-size="12pt" fo:font-style="normal" style:text-underline-style="none" fo:font-weight="normal" officeooo:rsid="00144904" officeooo:paragraph-rsid="001f3658" fo:background-color="transparent"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Avenir Next" fo:font-size="12pt" fo:font-style="normal" style:text-underline-style="none" fo:font-weight="normal" officeooo:rsid="001e0c0c" officeooo:paragraph-rsid="001f3658" fo:background-color="transparent"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Avenir Next" fo:font-size="12pt" fo:font-style="normal" style:text-underline-style="none" fo:font-weight="normal" officeooo:rsid="00270c0f" officeooo:paragraph-rsid="00208560" fo:background-color="transparent"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Avenir Next" fo:font-size="12pt" fo:font-style="normal" style:text-underline-style="none" fo:font-weight="normal" officeooo:rsid="0029a17c" officeooo:paragraph-rsid="00208560" fo:background-color="transparent"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Avenir Next" fo:font-size="12pt" fo:font-style="normal" style:text-underline-style="none" fo:font-weight="normal" officeooo:rsid="00113da3" officeooo:paragraph-rsid="00217422" fo:background-color="transparent"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Avenir Next" fo:font-size="12pt" fo:font-style="normal" style:text-underline-style="none" fo:font-weight="normal" officeooo:rsid="002d4c29" officeooo:paragraph-rsid="002baf75" fo:background-color="transparent"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359710" fo:background-color="transparent"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Avenir Next" fo:font-size="12pt" fo:font-style="normal" style:text-underline-style="none" fo:font-weight="normal" officeooo:rsid="002f35dd" officeooo:paragraph-rsid="002f35dd" fo:background-color="transparent"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59710" fo:background-color="transparent"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79ef8" fo:background-color="transparent"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8f7ed" fo:background-color="transparent"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4c687f" fo:background-color="transparent"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4e58c6" fo:background-color="transparent"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Avenir Next" fo:font-size="12pt" fo:font-style="normal" style:text-underline-style="none" fo:font-weight="normal" officeooo:rsid="0039891e" officeooo:paragraph-rsid="0039891e" fo:background-color="transparent"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Avenir Next" fo:font-size="12pt" fo:font-style="normal" style:text-underline-style="none" fo:font-weight="normal" officeooo:rsid="00691eb4" officeooo:paragraph-rsid="00691eb4" fo:background-color="transparent"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Avenir Next" fo:font-size="12pt" fo:font-style="normal" style:text-underline-style="none" fo:font-weight="normal" officeooo:rsid="006b1365" officeooo:paragraph-rsid="006b1365" fo:background-color="transparent"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Avenir Next" fo:font-size="12pt" fo:font-style="normal" style:text-underline-style="none" fo:font-weight="normal" officeooo:rsid="006e7cc7" officeooo:paragraph-rsid="006e7cc7" fo:background-color="transparent"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Avenir Next" fo:font-size="12pt" fo:font-style="normal" style:text-underline-style="none" fo:font-weight="normal" officeooo:rsid="00705b9c" officeooo:paragraph-rsid="00705b9c" fo:background-color="transparent"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08560"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17422"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273f2"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Avenir Next" fo:font-size="12pt" fo:font-style="normal" style:text-underline-style="none" fo:font-weight="normal" officeooo:rsid="00214f9f" officeooo:paragraph-rsid="00208560"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Avenir Next" fo:font-size="12pt" fo:font-style="normal" style:text-underline-style="none" fo:font-weight="normal" officeooo:rsid="00214f9f" officeooo:paragraph-rsid="00217422"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Avenir Next" fo:font-size="12pt" fo:font-style="normal" style:text-underline-style="none" fo:font-weight="normal" officeooo:rsid="00270c0f" officeooo:paragraph-rsid="00208560" style:font-size-asian="12pt" style:font-style-asian="normal" style:font-weight-asian="normal" style:font-size-complex="12pt" style:font-style-complex="normal" style:font-weight-complex="normal"/>
    </style:style>
    <style:style style:name="P66" style:family="paragraph" style:parent-style-name="Standard">
      <style:text-properties style:font-name="Avenir Next" fo:font-size="12pt" fo:font-weight="bold" officeooo:rsid="00113da3" officeooo:paragraph-rsid="001f3658" style:font-size-asian="12pt" style:font-weight-asian="bold" style:font-size-complex="12pt" style:font-weight-complex="bold"/>
    </style:style>
    <style:style style:name="P67" style:family="paragraph" style:parent-style-name="Standard">
      <style:text-properties style:font-name="Avenir Next" fo:font-size="12pt" officeooo:rsid="00113da3" officeooo:paragraph-rsid="001f3658" style:font-size-asian="12pt" style:font-size-complex="12pt"/>
    </style:style>
    <style:style style:name="P68" style:family="paragraph" style:parent-style-name="Standard">
      <style:paragraph-properties fo:text-align="center" style:justify-single-word="false"/>
      <style:text-properties style:font-name="Avenir Next"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69"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70"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208560" style:font-size-asian="12pt" style:font-weight-asian="bold" style:font-size-complex="12pt" style:font-weight-complex="bold"/>
    </style:style>
    <style:style style:name="P71"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217422" style:font-size-asian="12pt" style:font-weight-asian="bold" style:font-size-complex="12pt" style:font-weight-complex="bold"/>
    </style:style>
    <style:style style:name="P72"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normal" officeooo:rsid="001a8837" officeooo:paragraph-rsid="00208560"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style:font-name="Avenir Next" fo:font-size="12pt" style:text-underline-style="none" fo:font-weight="normal" officeooo:rsid="00113da3" officeooo:paragraph-rsid="001f3658"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style:font-name="Avenir Next" fo:font-size="12pt" style:text-underline-style="none" fo:font-weight="normal" officeooo:rsid="00113da3" officeooo:paragraph-rsid="00208560"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style:font-name="Avenir Next" fo:font-size="12pt" style:text-underline-style="none" fo:font-weight="normal" officeooo:rsid="00113da3" officeooo:paragraph-rsid="00217422"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style:font-name="Avenir Next" fo:font-size="12pt" style:text-underline-style="none" fo:font-weight="normal" officeooo:rsid="00113da3" officeooo:paragraph-rsid="002273f2"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style:font-name="Avenir Next" fo:font-size="12pt" style:text-underline-style="none" fo:font-weight="normal" officeooo:rsid="00270c0f" officeooo:paragraph-rsid="001f3658"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style:font-name="Avenir Next" fo:font-size="12pt" style:text-underline-style="none" fo:font-weight="normal" officeooo:rsid="00214f9f" officeooo:paragraph-rsid="00208560"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style:font-name="Avenir Next" fo:font-size="12pt" style:text-underline-style="none" fo:font-weight="normal" officeooo:rsid="004beea9" officeooo:paragraph-rsid="00217422"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style:font-name="Avenir Next" fo:font-size="12pt" style:text-underline-style="none" fo:font-weight="bold" officeooo:rsid="00214f9f" officeooo:paragraph-rsid="00208560" style:font-size-asian="12pt" style:font-weight-asian="bold" style:font-size-complex="12pt" style:font-weight-complex="bold"/>
    </style:style>
    <style:style style:name="P81" style:family="paragraph" style:parent-style-name="Standard">
      <style:paragraph-properties fo:text-align="start" style:justify-single-word="false"/>
      <style:text-properties style:use-window-font-color="true" loext:opacity="0%" style:font-name="Avenir Next" fo:font-size="12pt" fo:font-style="normal" style:text-underline-style="none" fo:font-weight="bold" officeooo:rsid="00613127" officeooo:paragraph-rsid="001f3658" fo:background-color="#dde8cb" style:font-size-asian="12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style:use-window-font-color="true" loext:opacity="0%" style:text-line-through-style="none" style:text-line-through-type="none" style:font-name="Avenir Next" fo:font-size="12pt" fo:font-style="normal" style:text-underline-style="none" fo:font-weight="bold" officeooo:rsid="00613127" officeooo:paragraph-rsid="001f3658" fo:background-color="#fff5ce" style:font-size-asian="12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fo:font-size="12pt" officeooo:paragraph-rsid="001f3658" style:font-size-asian="12pt" style:font-size-complex="12pt"/>
    </style:style>
    <style:style style:name="P84" style:family="paragraph" style:parent-style-name="Standard">
      <style:paragraph-properties fo:text-align="start" style:justify-single-word="false"/>
      <style:text-properties fo:font-size="12pt" officeooo:paragraph-rsid="00208560" style:font-size-asian="12pt" style:font-size-complex="12pt"/>
    </style:style>
    <style:style style:name="P85" style:family="paragraph" style:parent-style-name="Standard">
      <style:paragraph-properties fo:text-align="start" style:justify-single-word="false"/>
      <style:text-properties fo:font-size="12pt" officeooo:paragraph-rsid="00217422" style:font-size-asian="12pt" style:font-size-complex="12pt"/>
    </style:style>
    <style:style style:name="P86" style:family="paragraph" style:parent-style-name="Standard">
      <style:paragraph-properties fo:text-align="start" style:justify-single-word="false"/>
      <style:text-properties fo:font-size="12pt" officeooo:paragraph-rsid="002273f2" style:font-size-asian="12pt" style:font-size-complex="12pt"/>
    </style:style>
    <style:style style:name="P87" style:family="paragraph" style:parent-style-name="Standard">
      <style:paragraph-properties fo:text-align="start" style:justify-single-word="false"/>
      <style:text-properties fo:font-size="12pt" officeooo:paragraph-rsid="0029a493" style:font-size-asian="12pt" style:font-size-complex="12pt"/>
    </style:style>
    <style:style style:name="P88" style:family="paragraph" style:parent-style-name="Standard">
      <style:paragraph-properties fo:text-align="start" style:justify-single-word="false"/>
      <style:text-properties fo:font-size="12pt" officeooo:paragraph-rsid="002f35dd" style:font-size-asian="12pt" style:font-size-complex="12pt"/>
    </style:style>
    <style:style style:name="P89" style:family="paragraph" style:parent-style-name="Standard">
      <style:paragraph-properties fo:text-align="start" style:justify-single-word="false"/>
      <style:text-properties fo:font-size="12pt" officeooo:paragraph-rsid="00359710" style:font-size-asian="12pt" style:font-size-complex="12pt"/>
    </style:style>
    <style:style style:name="P90" style:family="paragraph" style:parent-style-name="Standard">
      <style:paragraph-properties fo:text-align="start" style:justify-single-word="false"/>
      <style:text-properties fo:font-size="12pt" fo:font-weight="bold" officeooo:paragraph-rsid="00217422" style:font-size-asian="12pt" style:font-weight-asian="bold" style:font-size-complex="12pt" style:font-weight-complex="bold"/>
    </style:style>
    <style:style style:name="P91" style:family="paragraph" style:parent-style-name="Table_20_Contents">
      <style:paragraph-properties fo:text-align="justify" style:justify-single-word="false"/>
      <style:text-properties style:font-name="Avenir Next" fo:font-size="12pt" officeooo:rsid="003bcec9" officeooo:paragraph-rsid="004ff8c1" style:font-size-asian="12pt" style:font-size-complex="12pt"/>
    </style:style>
    <style:style style:name="P92" style:family="paragraph" style:parent-style-name="Table_20_Contents">
      <style:paragraph-properties fo:text-align="justify" style:justify-single-word="false"/>
      <style:text-properties style:font-name="Avenir Next" fo:font-size="12pt" style:font-size-asian="12pt" style:font-size-complex="12pt"/>
    </style:style>
    <style:style style:name="P93" style:family="paragraph" style:parent-style-name="Table_20_Contents">
      <style:paragraph-properties fo:text-align="center" style:justify-single-word="false"/>
      <style:text-properties style:font-name="Avenir Next" fo:font-size="12pt" fo:font-weight="bold" officeooo:rsid="003d5866" officeooo:paragraph-rsid="003d5866"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Avenir Next" fo:font-size="12pt" fo:font-weight="bold" officeooo:rsid="0039891e" fo:background-color="transparent"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Avenir Next" fo:font-size="12pt" fo:font-weight="bold" officeooo:rsid="0039891e" officeooo:paragraph-rsid="0039891e" fo:background-color="transparent"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Avenir Next" fo:font-size="12pt" fo:font-style="italic" officeooo:rsid="0039891e" officeooo:paragraph-rsid="0039891e" style:font-size-asian="12pt" style:font-style-asian="italic" style:font-size-complex="12pt" style:font-style-complex="italic"/>
    </style:style>
    <style:style style:name="P97" style:family="paragraph" style:parent-style-name="Table_20_Contents">
      <style:paragraph-properties fo:text-align="start" style:justify-single-word="false"/>
      <style:text-properties style:font-name="Avenir Next" fo:font-size="12pt" fo:font-style="normal" style:text-underline-style="none" fo:font-weight="bold" officeooo:rsid="0039891e" officeooo:paragraph-rsid="00736029" fo:background-color="transparent" style:font-size-asian="12pt" style:font-style-asian="normal" style:font-weight-asian="bold" style:font-size-complex="12pt" style:font-style-complex="normal" style:font-weight-complex="bold"/>
    </style:style>
    <style:style style:name="P98"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144904" officeooo:paragraph-rsid="001f3658" style:font-size-asian="12pt" style:font-style-asian="normal" style:font-weight-asian="bold" style:font-size-complex="12pt" style:font-style-complex="normal" style:font-weight-complex="bold"/>
    </style:style>
    <style:style style:name="P99" style:family="paragraph" style:parent-style-name="Standard" style:list-style-name="L3">
      <style:paragraph-properties fo:text-align="start" style:justify-single-word="false"/>
      <style:text-properties style:font-name="Avenir Next" fo:font-size="12pt" fo:font-style="normal" style:text-underline-style="none" fo:font-weight="bold" officeooo:rsid="00214f9f" officeooo:paragraph-rsid="00208560" style:font-size-asian="12pt" style:font-style-asian="normal" style:font-weight-asian="bold" style:font-size-complex="12pt" style:font-style-complex="normal" style:font-weight-complex="bold"/>
    </style:style>
    <style:style style:name="P100" style:family="paragraph" style:parent-style-name="Standard" style:list-style-name="L4">
      <style:paragraph-properties fo:text-align="start" style:justify-single-word="false"/>
      <style:text-properties style:font-name="Avenir Next" fo:font-size="12pt" fo:font-style="normal" style:text-underline-style="none" fo:font-weight="bold" officeooo:rsid="004696c1" officeooo:paragraph-rsid="00217422" style:font-size-asian="12pt" style:font-style-asian="normal" style:font-weight-asian="bold" style:font-size-complex="12pt" style:font-style-complex="normal" style:font-weight-complex="bold"/>
    </style:style>
    <style:style style:name="P101"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144904" officeooo:paragraph-rsid="001f3658" fo:background-color="#afd095" style:font-size-asian="12pt" style:font-style-asian="normal" style:font-weight-asian="bold" style:font-size-complex="12pt" style:font-style-complex="normal" style:font-weight-complex="bold"/>
    </style:style>
    <style:style style:name="P102" style:family="paragraph" style:parent-style-name="Standard" style:list-style-name="L2">
      <style:paragraph-properties fo:text-align="start" style:justify-single-word="false"/>
      <style:text-properties style:font-name="Avenir Next" fo:font-size="12pt" fo:font-style="normal" style:text-underline-style="none" fo:font-weight="bold" officeooo:rsid="001e0c0c" officeooo:paragraph-rsid="00208560" fo:background-color="transparent" style:font-size-asian="12pt" style:font-style-asian="normal" style:font-weight-asian="bold" style:font-size-complex="12pt" style:font-style-complex="normal" style:font-weight-complex="bold"/>
    </style:style>
    <style:style style:name="P103" style:family="paragraph" style:parent-style-name="Standard" style:list-style-name="L6">
      <style:paragraph-properties fo:text-align="start" style:justify-single-word="false"/>
      <style:text-properties style:font-name="Avenir Next" fo:font-size="12pt" fo:font-style="normal" style:text-underline-style="none" fo:font-weight="bold" officeooo:rsid="00354ca9" officeooo:paragraph-rsid="0060a755" fo:background-color="transparent" style:font-size-asian="12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Avenir Next" fo:font-size="12pt" fo:font-style="normal" style:text-underline-style="none" fo:font-weight="bold" officeooo:rsid="006d06f6" officeooo:paragraph-rsid="006b1365" fo:background-color="transparent" style:font-size-asian="12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Avenir Next" fo:font-size="12pt" fo:font-style="normal" style:text-underline-style="none" fo:font-weight="normal" officeooo:rsid="00664100" officeooo:paragraph-rsid="00644f98" fo:background-color="transparent"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7b68c4" fo:background-color="transparent"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7b81bc" fo:background-color="transparent" style:font-size-asian="12pt" style:font-style-asian="normal" style:font-weight-asian="normal" style:font-size-complex="12pt" style:font-style-complex="normal" style:font-weight-complex="normal"/>
    </style:style>
    <style:style style:name="P108" style:family="paragraph" style:parent-style-name="Standard" style:list-style-name="L1">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style:font-size-asian="12pt" style:font-style-asian="normal" style:font-weight-asian="bold" style:font-size-complex="12pt" style:font-style-complex="normal" style:font-weight-complex="bold"/>
    </style:style>
    <style:style style:name="P109" style:family="paragraph" style:parent-style-name="Standard" style:list-style-name="L2">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fo:background-color="transparent" style:font-size-asian="12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5cf4b3" officeooo:paragraph-rsid="004c687f" fo:background-color="transparent" style:font-size-asian="12pt" style:font-style-asian="normal" style:font-weight-asian="bold" style:font-size-complex="12pt" style:font-style-complex="normal" style:font-weight-complex="bold"/>
    </style:style>
    <style:style style:name="P111" style:family="paragraph" style:parent-style-name="Standard" style:list-style-name="L4">
      <style:paragraph-properties fo:text-align="start" style:justify-single-word="false"/>
      <style:text-properties style:font-name="Avenir Next" fo:font-size="12pt" fo:font-style="italic" style:text-underline-style="none" fo:font-weight="bold" officeooo:rsid="004696c1" officeooo:paragraph-rsid="00217422" fo:background-color="transparent" style:font-size-asian="12pt" style:font-style-asian="italic" style:font-weight-asian="bold" style:font-size-complex="12pt" style:font-style-complex="italic" style:font-weight-complex="bold"/>
    </style:style>
    <style:style style:name="P112" style:family="paragraph" style:parent-style-name="Standard">
      <style:paragraph-properties fo:text-align="start" style:justify-single-word="false"/>
      <style:text-properties style:font-name="Avenir Next" fo:font-size="12pt" fo:font-style="italic" style:text-underline-style="none" fo:font-weight="normal" officeooo:rsid="006d06f6" officeooo:paragraph-rsid="006b1365" fo:background-color="transparent" style:font-size-asian="12pt" style:font-style-asian="italic" style:font-weight-asian="normal" style:font-size-complex="12pt" style:font-style-complex="italic" style:font-weight-complex="normal"/>
    </style:style>
    <style:style style:name="P113" style:family="paragraph" style:parent-style-name="Standard" style:list-style-name="L3">
      <style:paragraph-properties fo:text-align="start" style:justify-single-word="false"/>
      <style:text-properties fo:font-size="12pt" officeooo:paragraph-rsid="00208560" style:font-size-asian="12pt" style:font-size-complex="12pt"/>
    </style:style>
    <style:style style:name="P114" style:family="paragraph" style:parent-style-name="Standard" style:list-style-name="L5">
      <style:paragraph-properties fo:text-align="start" style:justify-single-word="false"/>
      <style:text-properties fo:font-size="12pt" officeooo:paragraph-rsid="002273f2" style:font-size-asian="12pt" style:font-size-complex="12pt"/>
    </style:style>
    <style:style style:name="P115" style:family="paragraph" style:parent-style-name="Table_20_Contents">
      <style:paragraph-properties fo:text-align="center" style:justify-single-word="false"/>
      <style:text-properties style:font-name="Avenir Next" fo:font-size="12pt" fo:font-weight="bold" officeooo:rsid="0039891e" officeooo:paragraph-rsid="0039891e" style:font-size-asian="12pt" style:font-weight-asian="bold" style:font-size-complex="12pt" style:font-weight-complex="bold"/>
    </style:style>
    <style:style style:name="P116" style:family="paragraph" style:parent-style-name="Table_20_Contents">
      <style:paragraph-properties fo:text-align="center" style:justify-single-word="false"/>
      <style:text-properties style:font-name="Avenir Next" fo:font-size="12pt" officeooo:rsid="0039891e" officeooo:paragraph-rsid="0039891e" style:font-size-asian="12pt" style:font-size-complex="12pt"/>
    </style:style>
    <style:style style:name="P117" style:family="paragraph" style:parent-style-name="Table_20_Contents">
      <style:paragraph-properties fo:text-align="start" style:justify-single-word="false"/>
      <style:text-properties style:font-name="Avenir Next" fo:font-size="12pt" officeooo:rsid="003bcec9" officeooo:paragraph-rsid="003bcec9" style:font-size-asian="12pt" style:font-size-complex="12pt"/>
    </style:style>
    <style:style style:name="P118" style:family="paragraph" style:parent-style-name="Table_20_Contents">
      <style:paragraph-properties fo:text-align="start" style:justify-single-word="false"/>
      <style:text-properties style:font-name="Avenir Next" fo:font-size="12pt" officeooo:rsid="003bcec9" officeooo:paragraph-rsid="004ff8c1" style:font-size-asian="12pt" style:font-size-complex="12pt"/>
    </style:style>
    <style:style style:name="P119" style:family="paragraph" style:parent-style-name="Table_20_Contents">
      <style:paragraph-properties fo:text-align="start" style:justify-single-word="false"/>
      <style:text-properties style:font-name="Avenir Next" fo:font-size="12pt" style:font-size-asian="12pt" style:font-size-complex="12pt"/>
    </style:style>
    <style:style style:name="P120" style:family="paragraph" style:parent-style-name="Table_20_Contents">
      <style:paragraph-properties fo:text-align="start" style:justify-single-word="false"/>
    </style:style>
    <style:style style:name="T1" style:family="text">
      <style:text-properties officeooo:rsid="001f3658"/>
    </style:style>
    <style:style style:name="T2" style:family="text">
      <style:text-properties style:font-name="Avenir Next" fo:font-size="12pt" style:font-size-asian="12pt" style:font-size-complex="12pt"/>
    </style:style>
    <style:style style:name="T3" style:family="text">
      <style:text-properties style:font-name="Avenir Next" fo:font-size="12pt" officeooo:rsid="00518ccb" style:font-size-asian="12pt" style:font-size-complex="12pt"/>
    </style:style>
    <style:style style:name="T4" style:family="text">
      <style:text-properties style:font-name="Avenir Next" fo:font-size="12pt" officeooo:rsid="0054edc2" style:font-size-asian="12pt" style:font-size-complex="12pt"/>
    </style:style>
    <style:style style:name="T5" style:family="text">
      <style:text-properties style:font-name="Avenir Next" fo:font-size="12pt" officeooo:rsid="0075cbac" style:font-size-asian="12pt" style:font-size-complex="12pt"/>
    </style:style>
    <style:style style:name="T6" style:family="text">
      <style:text-properties style:font-name="Avenir Next" fo:font-size="12pt" officeooo:rsid="0077105e" style:font-size-asian="12pt" style:font-size-complex="12pt"/>
    </style:style>
    <style:style style:name="T7" style:family="text">
      <style:text-properties style:font-name="Avenir Next" fo:font-size="12pt" officeooo:rsid="0078a64d" style:font-size-asian="12pt" style:font-size-complex="12pt"/>
    </style:style>
    <style:style style:name="T8" style:family="text">
      <style:text-properties style:font-name="Avenir Next" fo:font-size="12pt" officeooo:rsid="0055353a" style:font-size-asian="12pt" style:font-size-complex="12pt"/>
    </style:style>
    <style:style style:name="T9" style:family="text">
      <style:text-properties style:font-name="Avenir Next" fo:font-size="12pt" officeooo:rsid="007a5145" style:font-size-asian="12pt" style:font-size-complex="12pt"/>
    </style:style>
    <style:style style:name="T10" style:family="text">
      <style:text-properties style:font-name="Avenir Next" style:text-underline-style="none" fo:font-weight="normal" officeooo:rsid="00270c0f" style:font-weight-asian="normal" style:font-weight-complex="normal"/>
    </style:style>
    <style:style style:name="T11" style:family="text">
      <style:text-properties style:font-name="Avenir Next" style:text-underline-style="none" fo:font-weight="normal" officeooo:rsid="002d0738" style:font-weight-asian="normal" style:font-weight-complex="normal"/>
    </style:style>
    <style:style style:name="T12" style:family="text">
      <style:text-properties style:font-name="Avenir Next" style:text-underline-style="none" fo:font-weight="normal" officeooo:rsid="001ad3c0" style:font-weight-asian="normal" style:font-weight-complex="normal"/>
    </style:style>
    <style:style style:name="T13" style:family="text">
      <style:text-properties style:font-name="Avenir Next" style:text-underline-style="none" fo:font-weight="normal" officeooo:rsid="00214f9f" style:font-weight-asian="normal" style:font-weight-complex="normal"/>
    </style:style>
    <style:style style:name="T14" style:family="text">
      <style:text-properties style:font-name="Avenir Next" style:text-underline-style="none" fo:font-weight="normal" officeooo:rsid="002ebc2d" style:font-weight-asian="normal" style:font-weight-complex="normal"/>
    </style:style>
    <style:style style:name="T15" style:family="text">
      <style:text-properties style:font-name="Avenir Next" style:text-underline-style="none" fo:font-weight="normal" officeooo:rsid="001f3658" style:font-weight-asian="normal" style:font-weight-complex="normal"/>
    </style:style>
    <style:style style:name="T16" style:family="text">
      <style:text-properties style:font-name="Avenir Next" style:text-underline-style="none" fo:font-weight="normal" officeooo:rsid="00227b5b" style:font-weight-asian="normal" style:font-weight-complex="normal"/>
    </style:style>
    <style:style style:name="T17" style:family="text">
      <style:text-properties style:font-name="Avenir Next" style:text-underline-style="none" fo:font-weight="normal" officeooo:rsid="00339f1b" style:font-weight-asian="normal" style:font-weight-complex="normal"/>
    </style:style>
    <style:style style:name="T18" style:family="text">
      <style:text-properties style:font-name="Avenir Next" style:text-underline-style="none" fo:font-weight="normal" officeooo:rsid="002ebc2d" fo:background-color="#afd095" loext:char-shading-value="0" style:font-weight-asian="normal" style:font-weight-complex="normal"/>
    </style:style>
    <style:style style:name="T19" style:family="text">
      <style:text-properties style:font-name="Avenir Next" style:text-underline-style="none" fo:font-weight="normal" officeooo:rsid="00214f9f" fo:background-color="#afd095" loext:char-shading-value="0" style:font-weight-asian="normal" style:font-weight-complex="normal"/>
    </style:style>
    <style:style style:name="T20" style:family="text">
      <style:text-properties style:font-name="Avenir Next" style:text-underline-style="solid" style:text-underline-width="auto" style:text-underline-color="font-color" fo:font-weight="bold" officeooo:rsid="00113da3" style:font-weight-asian="bold" style:font-weight-complex="bold"/>
    </style:style>
    <style:style style:name="T21" style:family="text">
      <style:text-properties style:font-name="Avenir Next" style:text-underline-style="solid" style:text-underline-width="auto" style:text-underline-color="font-color" fo:font-weight="bold" officeooo:rsid="0024baa4" style:font-weight-asian="bold" style:font-weight-complex="bold"/>
    </style:style>
    <style:style style:name="T22" style:family="text">
      <style:text-properties style:font-name="Avenir Next" style:text-underline-style="solid" style:text-underline-width="auto" style:text-underline-color="font-color" fo:font-weight="bold" officeooo:rsid="002273f2" style:font-weight-asian="bold" style:font-weight-complex="bold"/>
    </style:style>
    <style:style style:name="T23" style:family="text">
      <style:text-properties style:font-name="Avenir Next" style:text-underline-style="solid" style:text-underline-width="auto" style:text-underline-color="font-color" fo:font-weight="bold" officeooo:rsid="0025e743" style:font-weight-asian="bold" style:font-weight-complex="bold"/>
    </style:style>
    <style:style style:name="T24" style:family="text">
      <style:text-properties style:font-name="Avenir Next" style:text-underline-style="solid" style:text-underline-width="auto" style:text-underline-color="font-color" fo:font-weight="bold" officeooo:rsid="002f3515" style:font-weight-asian="bold" style:font-weight-complex="bold"/>
    </style:style>
    <style:style style:name="T25" style:family="text">
      <style:text-properties style:font-name="Avenir Next" fo:font-style="normal" style:text-underline-style="none" fo:font-weight="bold" officeooo:rsid="00214f9f" style:font-style-asian="normal" style:font-weight-asian="bold" style:font-style-complex="normal" style:font-weight-complex="bold"/>
    </style:style>
    <style:style style:name="T26" style:family="text">
      <style:text-properties style:font-name="Avenir Next" fo:font-style="normal" style:text-underline-style="none" fo:font-weight="bold" officeooo:rsid="0026c843" style:font-style-asian="normal" style:font-weight-asian="bold" style:font-style-complex="normal" style:font-weight-complex="bold"/>
    </style:style>
    <style:style style:name="T27" style:family="text">
      <style:text-properties style:font-name="Avenir Next" fo:font-style="normal" style:text-underline-style="none" fo:font-weight="bold" officeooo:rsid="0049eb4e" style:font-style-asian="normal" style:font-weight-asian="bold" style:font-style-complex="normal" style:font-weight-complex="bold"/>
    </style:style>
    <style:style style:name="T28" style:family="text">
      <style:text-properties style:font-name="Avenir Next" fo:font-style="normal" style:text-underline-style="none" fo:font-weight="bold" officeooo:rsid="004696c1" style:font-style-asian="normal" style:font-weight-asian="bold" style:font-style-complex="normal" style:font-weight-complex="bold"/>
    </style:style>
    <style:style style:name="T29" style:family="text">
      <style:text-properties style:font-name="Avenir Next" fo:font-style="normal" style:text-underline-style="none" fo:font-weight="bold" officeooo:rsid="0025e743" style:font-style-asian="normal" style:font-weight-asian="bold" style:font-style-complex="normal" style:font-weight-complex="bold"/>
    </style:style>
    <style:style style:name="T30" style:family="text">
      <style:text-properties style:font-name="Avenir Next" fo:font-style="normal" style:text-underline-style="none" fo:font-weight="bold" officeooo:rsid="00214f9f" fo:background-color="#afd095" loext:char-shading-value="0" style:font-style-asian="normal" style:font-weight-asian="bold" style:font-style-complex="normal" style:font-weight-complex="bold"/>
    </style:style>
    <style:style style:name="T31" style:family="text">
      <style:text-properties style:font-name="Avenir Next" fo:font-style="normal" style:text-underline-style="none" fo:font-weight="bold" officeooo:rsid="003d15fd" fo:background-color="#afd095" loext:char-shading-value="0" style:font-style-asian="normal" style:font-weight-asian="bold" style:font-style-complex="normal" style:font-weight-complex="bold"/>
    </style:style>
    <style:style style:name="T32" style:family="text">
      <style:text-properties style:font-name="Avenir Next" fo:font-style="normal" style:text-underline-style="none" fo:font-weight="bold" officeooo:rsid="00364271" fo:background-color="#afd095" loext:char-shading-value="0" style:font-style-asian="normal" style:font-weight-asian="bold" style:font-style-complex="normal" style:font-weight-complex="bold"/>
    </style:style>
    <style:style style:name="T33" style:family="text">
      <style:text-properties style:font-name="Avenir Next" fo:font-style="normal" style:text-underline-style="none" fo:font-weight="bold" officeooo:rsid="004696c1" fo:background-color="#afd095" loext:char-shading-value="0" style:font-style-asian="normal" style:font-weight-asian="bold" style:font-style-complex="normal" style:font-weight-complex="bold"/>
    </style:style>
    <style:style style:name="T34" style:family="text">
      <style:text-properties style:font-name="Avenir Next" fo:font-style="normal" style:text-underline-style="none" fo:font-weight="bold" officeooo:rsid="002f35dd" fo:background-color="transparent" loext:char-shading-value="0" style:font-style-asian="normal" style:font-weight-asian="bold" style:font-style-complex="normal" style:font-weight-complex="bold"/>
    </style:style>
    <style:style style:name="T35" style:family="text">
      <style:text-properties style:font-name="Avenir Next" fo:font-style="normal" style:text-underline-style="none" fo:font-weight="normal" officeooo:rsid="00214f9f" style:font-style-asian="normal" style:font-weight-asian="normal" style:font-style-complex="normal" style:font-weight-complex="normal"/>
    </style:style>
    <style:style style:name="T36" style:family="text">
      <style:text-properties style:font-name="Avenir Next" fo:font-style="normal" style:text-underline-style="none" fo:font-weight="normal" officeooo:rsid="0026c843" style:font-style-asian="normal" style:font-weight-asian="normal" style:font-style-complex="normal" style:font-weight-complex="normal"/>
    </style:style>
    <style:style style:name="T37" style:family="text">
      <style:text-properties style:font-name="Avenir Next" fo:font-style="normal" style:text-underline-style="none" fo:font-weight="normal" officeooo:rsid="00217422" style:font-style-asian="normal" style:font-weight-asian="normal" style:font-style-complex="normal" style:font-weight-complex="normal"/>
    </style:style>
    <style:style style:name="T38" style:family="text">
      <style:text-properties style:font-name="Avenir Next" fo:font-style="normal" style:text-underline-style="none" fo:font-weight="normal" officeooo:rsid="003ef57b" style:font-style-asian="normal" style:font-weight-asian="normal" style:font-style-complex="normal" style:font-weight-complex="normal"/>
    </style:style>
    <style:style style:name="T39" style:family="text">
      <style:text-properties style:font-name="Avenir Next" fo:font-style="normal" style:text-underline-style="none" fo:font-weight="normal" officeooo:rsid="00453363" style:font-style-asian="normal" style:font-weight-asian="normal" style:font-style-complex="normal" style:font-weight-complex="normal"/>
    </style:style>
    <style:style style:name="T40" style:family="text">
      <style:text-properties style:font-name="Avenir Next" fo:font-style="normal" style:text-underline-style="none" fo:font-weight="normal" officeooo:rsid="0044faa0" style:font-style-asian="normal" style:font-weight-asian="normal" style:font-style-complex="normal" style:font-weight-complex="normal"/>
    </style:style>
    <style:style style:name="T41" style:family="text">
      <style:text-properties style:font-name="Avenir Next" fo:font-style="normal" style:text-underline-style="none" fo:font-weight="normal" officeooo:rsid="004bc1d0" style:font-style-asian="normal" style:font-weight-asian="normal" style:font-style-complex="normal" style:font-weight-complex="normal"/>
    </style:style>
    <style:style style:name="T42" style:family="text">
      <style:text-properties style:font-name="Avenir Next" fo:font-style="normal" style:text-underline-style="none" fo:font-weight="normal" officeooo:rsid="004beea9" style:font-style-asian="normal" style:font-weight-asian="normal" style:font-style-complex="normal" style:font-weight-complex="normal"/>
    </style:style>
    <style:style style:name="T43" style:family="text">
      <style:text-properties style:font-name="Avenir Next" fo:font-style="normal" style:text-underline-style="none" fo:font-weight="normal" officeooo:rsid="003095b7" style:font-style-asian="normal" style:font-weight-asian="normal" style:font-style-complex="normal" style:font-weight-complex="normal"/>
    </style:style>
    <style:style style:name="T44" style:family="text">
      <style:text-properties style:font-name="Avenir Next" fo:font-style="normal" style:text-underline-style="none" fo:font-weight="normal" officeooo:rsid="00329b04" style:font-style-asian="normal" style:font-weight-asian="normal" style:font-style-complex="normal" style:font-weight-complex="normal"/>
    </style:style>
    <style:style style:name="T45" style:family="text">
      <style:text-properties style:font-name="Avenir Next" fo:font-style="normal" style:text-underline-style="none" fo:font-weight="normal" officeooo:rsid="00359710" style:font-style-asian="normal" style:font-weight-asian="normal" style:font-style-complex="normal" style:font-weight-complex="normal"/>
    </style:style>
    <style:style style:name="T46" style:family="text">
      <style:text-properties style:font-name="Avenir Next" fo:font-style="normal" style:text-underline-style="none" fo:font-weight="normal" officeooo:rsid="0061cfd9" style:font-style-asian="normal" style:font-weight-asian="normal" style:font-style-complex="normal" style:font-weight-complex="normal"/>
    </style:style>
    <style:style style:name="T47" style:family="text">
      <style:text-properties style:font-name="Avenir Next" fo:font-style="normal" style:text-underline-style="none" fo:font-weight="normal" officeooo:rsid="0063190b" style:font-style-asian="normal" style:font-weight-asian="normal" style:font-style-complex="normal" style:font-weight-complex="normal"/>
    </style:style>
    <style:style style:name="T48" style:family="text">
      <style:text-properties style:font-name="Avenir Next" fo:font-style="normal" style:text-underline-style="none" fo:font-weight="normal" officeooo:rsid="00214f9f" fo:background-color="transparent" loext:char-shading-value="0" style:font-style-asian="normal" style:font-weight-asian="normal" style:font-style-complex="normal" style:font-weight-complex="normal"/>
    </style:style>
    <style:style style:name="T49" style:family="text">
      <style:text-properties style:font-name="Avenir Next" fo:font-style="normal" style:text-underline-style="none" fo:font-weight="normal" officeooo:rsid="002f35dd" fo:background-color="transparent" loext:char-shading-value="0" style:font-style-asian="normal" style:font-weight-asian="normal" style:font-style-complex="normal" style:font-weight-complex="normal"/>
    </style:style>
    <style:style style:name="T50" style:family="text">
      <style:text-properties style:font-name="Avenir Next" fo:font-style="normal" style:text-underline-style="none" fo:font-weight="normal" officeooo:rsid="0026c843" fo:background-color="#afd095" loext:char-shading-value="0" style:font-style-asian="normal" style:font-weight-asian="normal" style:font-style-complex="normal" style:font-weight-complex="normal"/>
    </style:style>
    <style:style style:name="T51" style:family="text">
      <style:text-properties style:font-name="Avenir Next" fo:font-style="normal" style:text-underline-style="none" fo:font-weight="normal" officeooo:rsid="003ef57b" fo:background-color="#afd095" loext:char-shading-value="0" style:font-style-asian="normal" style:font-weight-asian="normal" style:font-style-complex="normal" style:font-weight-complex="normal"/>
    </style:style>
    <style:style style:name="T52" style:family="text">
      <style:text-properties style:font-name="Avenir Next" fo:font-style="normal" style:text-underline-style="none" fo:font-weight="normal" officeooo:rsid="00214f9f" fo:background-color="#afd095" loext:char-shading-value="0" style:font-style-asian="normal" style:font-weight-asian="normal" style:font-style-complex="normal" style:font-weight-complex="normal"/>
    </style:style>
    <style:style style:name="T53" style:family="text">
      <style:text-properties style:font-name="Avenir Next" fo:font-style="normal" style:text-underline-style="none" fo:font-weight="normal" officeooo:rsid="00433e15" fo:background-color="#afd095" loext:char-shading-value="0" style:font-style-asian="normal" style:font-weight-asian="normal" style:font-style-complex="normal" style:font-weight-complex="normal"/>
    </style:style>
    <style:style style:name="T54" style:family="text">
      <style:text-properties style:font-name="Avenir Next" fo:font-style="normal" style:text-underline-style="none" officeooo:rsid="0026c843" style:font-style-asian="normal" style:font-style-complex="normal"/>
    </style:style>
    <style:style style:name="T55" style:family="text">
      <style:text-properties style:font-name="Avenir Next" fo:font-style="normal" style:text-underline-style="none" officeooo:rsid="006a58a6" style:font-style-asian="normal" style:font-style-complex="normal"/>
    </style:style>
    <style:style style:name="T56" style:family="text">
      <style:text-properties style:font-name="Avenir Next" fo:font-style="normal" style:text-underline-style="none" officeooo:rsid="006ad644" style:font-style-asian="normal" style:font-style-complex="normal"/>
    </style:style>
    <style:style style:name="T57" style:family="text">
      <style:text-properties style:text-underline-style="none" officeooo:rsid="00144904"/>
    </style:style>
    <style:style style:name="T58" style:family="text">
      <style:text-properties style:text-underline-style="none" officeooo:rsid="002d0738" fo:background-color="#afd095" loext:char-shading-value="0"/>
    </style:style>
    <style:style style:name="T59" style:family="text">
      <style:text-properties style:text-underline-style="none" officeooo:rsid="00144904" fo:background-color="#afd095" loext:char-shading-value="0"/>
    </style:style>
    <style:style style:name="T60" style:family="text">
      <style:text-properties style:text-underline-style="none" officeooo:rsid="00348670" fo:background-color="#afd095" loext:char-shading-value="0"/>
    </style:style>
    <style:style style:name="T61" style:family="text">
      <style:text-properties style:text-underline-style="none" officeooo:rsid="001e0c0c" fo:background-color="#afd095" loext:char-shading-value="0"/>
    </style:style>
    <style:style style:name="T62" style:family="text">
      <style:text-properties style:text-underline-style="none" officeooo:rsid="001e0c0c"/>
    </style:style>
    <style:style style:name="T63" style:family="text">
      <style:text-properties officeooo:rsid="00144904"/>
    </style:style>
    <style:style style:name="T64" style:family="text">
      <style:text-properties fo:background-color="#afd095" loext:char-shading-value="0"/>
    </style:style>
    <style:style style:name="T65" style:family="text">
      <style:text-properties officeooo:rsid="0037c383" fo:background-color="#afd095" loext:char-shading-value="0"/>
    </style:style>
    <style:style style:name="T66" style:family="text">
      <style:text-properties officeooo:rsid="00227b5b"/>
    </style:style>
    <style:style style:name="T67" style:family="text">
      <style:text-properties officeooo:rsid="00339f1b"/>
    </style:style>
    <style:style style:name="T68" style:family="text">
      <style:text-properties fo:font-style="normal" style:font-style-asian="normal" style:font-style-complex="normal"/>
    </style:style>
    <style:style style:name="T69" style:family="text">
      <style:text-properties fo:font-style="normal" officeooo:rsid="0026c843" style:font-style-asian="normal" style:font-style-complex="normal"/>
    </style:style>
    <style:style style:name="T70" style:family="text">
      <style:text-properties fo:font-style="normal" officeooo:rsid="006a58a6" style:font-style-asian="normal" style:font-style-complex="normal"/>
    </style:style>
    <style:style style:name="T71" style:family="text">
      <style:text-properties fo:font-style="normal" officeooo:rsid="006ad644" style:font-style-asian="normal" style:font-style-complex="normal"/>
    </style:style>
    <style:style style:name="T72" style:family="text">
      <style:text-properties fo:font-style="normal" officeooo:rsid="0029a17c" style:font-style-asian="normal" style:font-style-complex="normal"/>
    </style:style>
    <style:style style:name="T73" style:family="text">
      <style:text-properties fo:font-style="normal" officeooo:rsid="003a5017" style:font-style-asian="normal" style:font-style-complex="normal"/>
    </style:style>
    <style:style style:name="T74" style:family="text">
      <style:text-properties officeooo:rsid="0030aa48"/>
    </style:style>
    <style:style style:name="T75" style:family="text">
      <style:text-properties officeooo:rsid="0018bf96"/>
    </style:style>
    <style:style style:name="T76" style:family="text">
      <style:text-properties officeooo:rsid="0037c383"/>
    </style:style>
    <style:style style:name="T77" style:family="text">
      <style:text-properties officeooo:rsid="0026c843"/>
    </style:style>
    <style:style style:name="T78" style:family="text">
      <style:text-properties fo:font-weight="bold" officeooo:rsid="0026c843" style:font-weight-asian="bold" style:font-weight-complex="bold"/>
    </style:style>
    <style:style style:name="T79" style:family="text">
      <style:text-properties officeooo:rsid="00389904"/>
    </style:style>
    <style:style style:name="T80" style:family="text">
      <style:text-properties officeooo:rsid="003a5017"/>
    </style:style>
    <style:style style:name="T81" style:family="text">
      <style:text-properties officeooo:rsid="0029a17c"/>
    </style:style>
    <style:style style:name="T82" style:family="text">
      <style:text-properties officeooo:rsid="0024baa4"/>
    </style:style>
    <style:style style:name="T83" style:family="text">
      <style:text-properties officeooo:rsid="0064b1fd"/>
    </style:style>
    <style:style style:name="T84" style:family="text">
      <style:text-properties officeooo:rsid="0064cc24"/>
    </style:style>
    <style:style style:name="T85" style:family="text">
      <style:text-properties officeooo:rsid="006a58a6"/>
    </style:style>
    <style:style style:name="T86" style:family="text">
      <style:text-properties officeooo:rsid="006ad644"/>
    </style:style>
    <style:style style:name="T87" style:family="text">
      <style:text-properties officeooo:rsid="002d4c29"/>
    </style:style>
    <style:style style:name="T88" style:family="text">
      <style:text-properties fo:font-weight="normal" style:font-weight-asian="normal" style:font-weight-complex="normal"/>
    </style:style>
    <style:style style:name="T89" style:family="text">
      <style:text-properties fo:font-weight="normal" officeooo:rsid="002d4c29" style:font-weight-asian="normal" style:font-weight-complex="normal"/>
    </style:style>
    <style:style style:name="T90" style:family="text">
      <style:text-properties fo:font-weight="normal" officeooo:rsid="002f35dd" style:font-weight-asian="normal" style:font-weight-complex="normal"/>
    </style:style>
    <style:style style:name="T91" style:family="text">
      <style:text-properties fo:font-weight="normal" officeooo:rsid="0033c7cd" style:font-weight-asian="normal" style:font-weight-complex="normal"/>
    </style:style>
    <style:style style:name="T92" style:family="text">
      <style:text-properties fo:font-weight="normal" officeooo:rsid="00379ef8" style:font-weight-asian="normal" style:font-weight-complex="normal"/>
    </style:style>
    <style:style style:name="T93" style:family="text">
      <style:text-properties fo:font-weight="normal" officeooo:rsid="00664100" style:font-weight-asian="normal" style:font-weight-complex="normal"/>
    </style:style>
    <style:style style:name="T94" style:family="text">
      <style:text-properties officeooo:rsid="002f35dd"/>
    </style:style>
    <style:style style:name="T95" style:family="text">
      <style:text-properties officeooo:rsid="0038f7ed"/>
    </style:style>
    <style:style style:name="T96" style:family="text">
      <style:text-properties officeooo:rsid="003ad79e"/>
    </style:style>
    <style:style style:name="T97" style:family="text">
      <style:text-properties style:font-name="Avenir Next1"/>
    </style:style>
    <style:style style:name="T98" style:family="text">
      <style:text-properties style:font-name="Avenir Next1" officeooo:rsid="004ff8c1"/>
    </style:style>
    <style:style style:name="T99" style:family="text">
      <style:text-properties officeooo:rsid="004ff8c1"/>
    </style:style>
    <style:style style:name="T100" style:family="text">
      <style:text-properties officeooo:rsid="0050fc19"/>
    </style:style>
    <style:style style:name="T101" style:family="text">
      <style:text-properties officeooo:rsid="00518ccb"/>
    </style:style>
    <style:style style:name="T102" style:family="text">
      <style:text-properties officeooo:rsid="0052b4fb"/>
    </style:style>
    <style:style style:name="T103" style:family="text">
      <style:text-properties officeooo:rsid="00539566"/>
    </style:style>
    <style:style style:name="T104" style:family="text">
      <style:text-properties officeooo:rsid="0054edc2"/>
    </style:style>
    <style:style style:name="T105" style:family="text">
      <style:text-properties officeooo:rsid="0055353a"/>
    </style:style>
    <style:style style:name="T106" style:family="text">
      <style:text-properties officeooo:rsid="0056344c"/>
    </style:style>
    <style:style style:name="T107" style:family="text">
      <style:text-properties officeooo:rsid="0059129a"/>
    </style:style>
    <style:style style:name="T108" style:family="text">
      <style:text-properties officeooo:rsid="00379ef8"/>
    </style:style>
    <style:style style:name="T109" style:family="text">
      <style:text-properties officeooo:rsid="00664100"/>
    </style:style>
    <style:style style:name="T110" style:family="text">
      <style:text-properties officeooo:rsid="006b3641"/>
    </style:style>
    <style:style style:name="T111" style:family="text">
      <style:text-properties officeooo:rsid="006d06f6"/>
    </style:style>
    <style:style style:name="T112" style:family="text">
      <style:text-properties fo:font-style="italic" officeooo:rsid="006d06f6" style:font-style-asian="italic" style:font-style-complex="italic"/>
    </style:style>
    <style:style style:name="T113" style:family="text">
      <style:text-properties officeooo:rsid="0075cbac"/>
    </style:style>
    <style:style style:name="T114" style:family="text">
      <style:text-properties officeooo:rsid="0077105e"/>
    </style:style>
    <style:style style:name="T115" style:family="text">
      <style:text-properties officeooo:rsid="0078a64d"/>
    </style:style>
    <style:style style:name="T116" style:family="text">
      <style:text-properties officeooo:rsid="007a514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Airi Chow (#40003396)</text:p>
      <text:p text:style-name="P66">COMP 479</text:p>
      <text:p text:style-name="P66">Fall ‘20</text:p>
      <text:p text:style-name="P67"/>
      <text:p text:style-name="P68">Project #<text:span text:style-name="T1">2</text:span></text:p>
      <text:p text:style-name="P73"/>
      <text:p text:style-name="P1">Using Python3</text:p>
      <text:p text:style-name="P82">Yellow Highlight: Issue with running.</text:p>
      <text:p text:style-name="P81">Green Highlight: Given names for outputs/inputs.</text:p>
      <text:p text:style-name="P1"/>
      <text:p text:style-name="P8">Preprocessing:</text:p>
      <text:p text:style-name="P8"/>
      <text:p text:style-name="P69">Step #1 – Reading the Reuter’s collection</text:p>
      <text:p text:style-name="P9">(block-1-reader.py)</text:p>
      <text:p text:style-name="P9"/>
      <text:list xml:id="list3590148466" text:style-name="L1">
        <text:list-item>
          <text:p text:style-name="P98">python3 ./block-1-reader.py --path reuters21578</text:p>
        </text:list-item>
        <text:list-item>
          <text:p text:style-name="P108"><text:span text:style-name="T57">python3 ./block-1-reader.py --path reuters21578 -o </text:span><text:span text:style-name="T58">collection</text:span><text:span text:style-name="T59">.json</text:span></text:p>
          <text:p text:style-name="P101"/>
        </text:list-item>
      </text:list>
      <text:p text:style-name="P77">============================================================</text:p>
      <text:p text:style-name="P77">Input: <text:span text:style-name="T63">reuters21578 </text:span>(Corpus’ path)</text:p>
      <text:p text:style-name="P83"><text:span text:style-name="T10">Output: </text:span><text:span text:style-name="T11">Creates a JSON file of the entire collection of </text:span><text:span text:style-name="T10">SGM </text:span><text:span text:style-name="T12">000 </text:span><text:span text:style-name="T11">to</text:span><text:span text:style-name="T12"> 021</text:span><text:span text:style-name="T10"> data as a string.</text:span></text:p>
      <text:p text:style-name="P42">============================================================</text:p>
      <text:p text:style-name="P74"/>
      <text:p text:style-name="P74">- <text:span text:style-name="T75">Changing directory to /reuters21578 to scan for .sgm files.</text:span></text:p>
      <text:p text:style-name="P74">- open(file_name,'r', errors='ignore'): <text:span text:style-name="T75">Opening files but set errors parameter to ignore due to unicode issue in sgm17.</text:span></text:p>
      <text:p text:style-name="P72">Error: </text:p>
      <text:p text:style-name="P24">UnicodeDecodeError: 'utf-8' codec can't decode byte 0xfc in position 1519554: invalid start byte</text:p>
      <text:p text:style-name="P25"/>
      <text:p text:style-name="P69">Step #2 – Extracting the raw text of each article from the corpus </text:p>
      <text:p text:style-name="P13">(block-2-document-segmenter.py)</text:p>
      <text:p text:style-name="P14"/>
      <text:list xml:id="list3808671173" text:style-name="L2">
        <text:list-item>
          <text:p text:style-name="P102"><text:span text:style-name="T62">python3 ./block-1-reader.py --path reuters21578 | python3 ./block-2-document-segmenter.py -o </text:span><text:span text:style-name="T64">documents.json </text:span></text:p>
        </text:list-item>
        <text:list-item>
          <text:p text:style-name="P109"><text:span text:style-name="T62">python3 ./block-2-document-segmenter.py -i </text:span><text:span text:style-name="T58">collection</text:span><text:span text:style-name="T59">.json</text:span><text:span text:style-name="T62"> -o </text:span><text:span text:style-name="T60">documents</text:span><text:span text:style-name="T61">.json</text:span></text:p>
        </text:list-item>
      </text:list>
      <text:p text:style-name="P77"/>
      <text:p text:style-name="P77">============================================================</text:p>
      <text:p text:style-name="P83"><text:span text:style-name="T13">- Input: </text:span><text:span text:style-name="T18">collection</text:span><text:span text:style-name="T19">.json</text:span><text:span text:style-name="T13"> contains all the documents </text:span><text:span text:style-name="T14">or pipelined stdin data from</text:span></text:p>
      <text:p text:style-name="P83"><text:span text:style-name="T13">- Output: Creates </text:span><text:span text:style-name="T14">a</text:span><text:span text:style-name="T13"> </text:span><text:span text:style-name="T14">JSON file</text:span><text:span text:style-name="T13"> with </text:span><text:span text:style-name="T15">the</text:span><text:span text:style-name="T14"> documents </text:span><text:span text:style-name="T15">from the entire collection</text:span><text:span text:style-name="T13">.</text:span></text:p>
      <text:p text:style-name="P43">============================================================</text:p>
      <text:p text:style-name="P43"/>
      <text:p text:style-name="P80">- **BeautifulSoup must be installed to parse the documents.</text:p>
      <text:p text:style-name="P80"><text:soft-page-break/><text:span text:style-name="T69">- **</text:span><text:span text:style-name="T70">JSON is needed to parse </text:span><text:span text:style-name="T71">the pipelined data</text:span></text:p>
      <text:p text:style-name="P78">- replace("reuters", "REUTERS") is used to satisfied the assert &lt;REUTERS&gt; since html parser lower-cases the tags.</text:p>
      <text:p text:style-name="P78">- sys.stdin.isatty(): <text:span text:style-name="T67">C</text:span><text:span text:style-name="T74">heck if stdin filestream is being used.</text:span></text:p>
      <text:p text:style-name="P78">- sys.stdin.read(): <text:span text:style-name="T67">R</text:span><text:span text:style-name="T74">ead the pipelined data</text:span></text:p>
      <text:p text:style-name="P84"><text:span text:style-name="T13">- str(</text:span><text:span text:style-name="T16">document</text:span><text:span text:style-name="T13">): </text:span><text:span text:style-name="T17">C</text:span><text:span text:style-name="T13">hange the “tag” object to “string”</text:span></text:p>
      <text:p text:style-name="P44"><text:span text:style-name="T66">- enumerate(documents): </text:span><text:span text:style-name="T67">Used to iterate but keep an index variable</text:span></text:p>
      <text:p text:style-name="P44"/>
      <text:p text:style-name="P84"><text:span text:style-name="T20">Step #3 – </text:span><text:span text:style-name="T21">Extraction</text:span></text:p>
      <text:p text:style-name="P70">(block-3-extractor.py)</text:p>
      <text:p text:style-name="P70"/>
      <text:p text:style-name="P10">Tested Commands</text:p>
      <text:list xml:id="list1577157816" text:style-name="L3">
        <text:list-item>
          <text:p text:style-name="P113"><text:span text:style-name="T25">python3 ./block-3-extractor.py -i </text:span><text:span text:style-name="T30">document</text:span><text:span text:style-name="T31">s</text:span><text:span text:style-name="T30">.json</text:span><text:span text:style-name="T25"> -o </text:span><text:span text:style-name="T32">articles</text:span><text:span text:style-name="T30">.json</text:span><text:span text:style-name="T25"> </text:span></text:p>
        </text:list-item>
        <text:list-item>
          <text:p text:style-name="P99">python3 ./block-1-reader.py --path reuters21578 | python3 ./block-2-document-segmenter.py | python3 ./block-3-extractor.py -<text:span text:style-name="T76">o </text:span><text:span text:style-name="T65">articles.json</text:span></text:p>
        </text:list-item>
      </text:list>
      <text:p text:style-name="P3"/>
      <text:p text:style-name="P4">============================================================</text:p>
      <text:p text:style-name="P84"><text:span text:style-name="T35">- Input:</text:span><text:span text:style-name="T48"> </text:span><text:span text:style-name="T50">document</text:span><text:span text:style-name="T51">s</text:span><text:span text:style-name="T52">.json</text:span><text:span text:style-name="T35"> </text:span><text:span text:style-name="T36">contains </text:span><text:span text:style-name="T37">all the</text:span><text:span text:style-name="T38"> documents </text:span><text:span text:style-name="T37">of the collection. (This is the list of tokens”</text:span></text:p>
      <text:p text:style-name="P84"><text:span text:style-name="T36">- Output: </text:span><text:span text:style-name="T37">list of </text:span><text:span text:style-name="T39">dictionaries</text:span><text:span text:style-name="T37">(List F)</text:span><text:span text:style-name="T36"> with “ID and Text” </text:span><text:span text:style-name="T37">(Term-document pairs)</text:span><text:span text:style-name="T36"> </text:span></text:p>
      <text:p text:style-name="P60">============================================================</text:p>
      <text:p text:style-name="P63"/>
      <text:p text:style-name="P63"><text:span text:style-name="T77">- </text:span><text:span text:style-name="T78">**BeautifulSoup must be installed to parse the documents.</text:span></text:p>
      <text:p text:style-name="P65">- document_id: <text:span text:style-name="T79">Consists of ID with whitespace and escape characters</text:span></text:p>
      <text:p text:style-name="P63">- document_id_arr: <text:span text:style-name="T80">Consists of an array with one element (the ID #). </text:span><text:span text:style-name="T81">Python’s regex library is used to parse the document_id without the escaped characters and whitespace.</text:span></text:p>
      <text:p text:style-name="P63">- document.body.contents[0]: <text:span text:style-name="T80">Used to get the b</text:span>ody tag's text</text:p>
      <text:p text:style-name="P78"><text:span text:style-name="T68">- </text:span><text:span text:style-name="T72">str(text): </text:span><text:span text:style-name="T73">C</text:span><text:span text:style-name="T72">ast the iterable string to a normal string.</text:span></text:p>
      <text:p text:style-name="P45">- re.sub(r"[\\]+","",text): Remove escaped backslash lines</text:p>
      <text:p text:style-name="P45"/>
      <text:p text:style-name="P71">Step #4 – <text:span text:style-name="T82">Tokenisation</text:span></text:p>
      <text:p text:style-name="P71">(block-4-tokeniser.py)</text:p>
      <text:p text:style-name="P75"/>
      <text:p text:style-name="P11">Tested Commands</text:p>
      <text:list xml:id="list53127505" text:style-name="L4">
        <text:list-item>
          <text:p text:style-name="P100">python3 block-4-tokenizer.py -i <text:span text:style-name="T64">articles.json</text:span> -o <text:span text:style-name="T64">tokens.json </text:span></text:p>
        </text:list-item>
        <text:list-item>
          <text:p text:style-name="P111">python3 ./block-1-reader.py --path reuters21578 | python3 ./block-2-document-segmenter.py | python3 ./block-3-extractor.py | python3 ./block-4-tokenizer.py -o <text:span text:style-name="T64">tokens.json</text:span></text:p>
        </text:list-item>
      </text:list>
      <text:p text:style-name="P64"/>
      <text:p text:style-name="P5">============================================================</text:p>
      <text:p text:style-name="P85"><text:span text:style-name="T35">- Input: </text:span><text:span text:style-name="T53">articles</text:span><text:span text:style-name="T52">.json</text:span><text:span text:style-name="T35"> </text:span><text:span text:style-name="T36">contains </text:span><text:span text:style-name="T37">lists of <text:s/></text:span><text:span text:style-name="T39">dictionaries with ID and Text</text:span><text:span text:style-name="T40"> </text:span><text:span text:style-name="T37">(Term-Document ID pairs)</text:span></text:p>
      <text:p text:style-name="P85"><text:span text:style-name="T36">- Output: </text:span><text:span text:style-name="T41">Lists of Tokens</text:span><text:span text:style-name="T42"> </text:span><text:span text:style-name="T41"><text:s/>[ID, Token]</text:span></text:p>
      <text:p text:style-name="P61"><text:soft-page-break/>============================================================</text:p>
      <text:p text:style-name="P64"/>
      <text:p text:style-name="P85"><text:span text:style-name="T26">- **</text:span><text:span text:style-name="T27">NLTK</text:span><text:span text:style-name="T26"> must be installed to </text:span><text:span text:style-name="T27">tokenise</text:span><text:span text:style-name="T26"> the </text:span><text:span text:style-name="T27">texts</text:span><text:span text:style-name="T26">.</text:span></text:p>
      <text:p text:style-name="P90"><text:span text:style-name="T54">- **</text:span><text:span text:style-name="T55">JSON is needed to parse </text:span><text:span text:style-name="T56">the pipelined data</text:span></text:p>
      <text:p text:style-name="P79">- word_tokenize(full_text): Use NLTK to tokenise the text.</text:p>
      <text:p text:style-name="P79">- <text:span text:style-name="T83">Since the pipelined document needs to be properly formatted into JSON, some replacements are needed.</text:span></text:p>
      <text:p text:style-name="P79"><text:tab/>- data.replace("}","},")</text:p>
      <text:p text:style-name="P79"><text:tab/>- data= re.sub(r"{","[{",data, count=1) <text:span text:style-name="T84">#For start of index</text:span></text:p>
      <text:p text:style-name="P79"><text:tab/>- data= re.sub(r"},$","}]",data, count=1) </text:p>
      <text:p text:style-name="P46"/>
      <text:p text:style-name="P86"><text:span text:style-name="T20">Step #5 – </text:span><text:span text:style-name="T22"><text:s/></text:span><text:span text:style-name="T23">Sorting </text:span><text:span text:style-name="T24">&amp; Building an Index</text:span></text:p>
      <text:p text:style-name="P86"><text:span text:style-name="T20">(block-5-</text:span><text:span text:style-name="T23">sorter</text:span><text:span text:style-name="T20">.py)</text:span></text:p>
      <text:p text:style-name="P76"/>
      <text:p text:style-name="P12">Tested Commands</text:p>
      <text:list xml:id="list2713551576" text:style-name="L5">
        <text:list-item>
          <text:p text:style-name="P114"><text:span text:style-name="T28">python3 ./block-5-</text:span><text:span text:style-name="T29">sorter</text:span><text:span text:style-name="T28">.py -i </text:span><text:span text:style-name="T33">tokens.json</text:span><text:span text:style-name="T28"> </text:span></text:p>
        </text:list-item>
      </text:list>
      <text:p text:style-name="P2"/>
      <text:p text:style-name="P6">============================================================</text:p>
      <text:p text:style-name="P87"><text:span text:style-name="T35">- Input: </text:span><text:span text:style-name="T41">Lists of Tokens</text:span><text:span text:style-name="T42"> </text:span><text:span text:style-name="T41"><text:s/>[ID, Token]</text:span></text:p>
      <text:p text:style-name="P86"><text:span text:style-name="T36">- Output: </text:span><text:span text:style-name="T43">A sorted dictionary with unique terms as the key and strings of docIDs as the value. </text:span><text:span text:style-name="T44">Writes to a file known as “index.json”</text:span></text:p>
      <text:p text:style-name="P62">============================================================</text:p>
      <text:p text:style-name="P41"/>
      <text:p text:style-name="P26"><text:span text:style-name="T77">- **</text:span><text:span text:style-name="T85">JSON is needed to parse </text:span><text:span text:style-name="T86">the pipelined data</text:span></text:p>
      <text:p text:style-name="P26">- (set(map(tuple,data)):<text:span text:style-name="T88"> </text:span><text:span text:style-name="T89">Convert the list to tuple then remove the duplicate tuples. If you do set(data), it won’t work because the data is a list.</text:span></text:p>
      <text:p text:style-name="P26"><text:span text:style-name="T87">- key=lambda token: (token[1], float(token[0]): </text:span><text:span text:style-name="T89">Part of the sorted() function. Sort first by the second parameter which is the token, then by the first value which is the document ID. Note that a conversion is needed because the ID is seen as a string and it is sorting alphabetically rather than as a number.</text:span></text:p>
      <text:p text:style-name="P47"/>
      <text:p text:style-name="P26"><text:span text:style-name="T89">- </text:span><text:span text:style-name="T90">For indexing building, I’m using a dictionary(index).</text:span></text:p>
      <text:p text:style-name="P88"><text:span text:style-name="T49">- </text:span><text:span text:style-name="T34">index[current_token] = str(token[0]): </text:span><text:span text:style-name="T49">If the token doesn’t exist, the token will be added to the dictionary. The value is the string version of the docID.</text:span></text:p>
      <text:p text:style-name="P27"><text:span text:style-name="T90">- </text:span><text:span text:style-name="T94">current_listing = index[current_token]</text:span></text:p>
      <text:p text:style-name="P27"><text:span text:style-name="T94"><text:s text:c="3"/>index[current_token] = current_listing + ", " + str(token[0]):</text:span><text:span text:style-name="T90"> If the token does exist, the value must be updated by appending the docID to the current docIDs.</text:span></text:p>
      <text:p text:style-name="P49"/>
      <text:p text:style-name="P27"><text:span text:style-name="T90">- </text:span><text:span text:style-name="T94">json.dump(index, file):</text:span><text:span text:style-name="T90"> </text:span><text:span text:style-name="T91">Dumps dictionary in final “index.json” file.</text:span></text:p>
      <text:p text:style-name="P47"/>
      <text:p text:style-name="P15">Step #6: Querying</text:p>
      <text:p text:style-name="P15">(query.py)</text:p>
      <text:p text:style-name="P28"/>
      <text:p text:style-name="P15">Tested Commands:</text:p>
      <text:list xml:id="list1895689600" text:style-name="L6">
        <text:list-item>
          <text:p text:style-name="P103"><text:soft-page-break/>python3 query.py -i index.json -q here <text:span text:style-name="T108">-s stopwords-150.json</text:span></text:p>
        </text:list-item>
        <text:list-item>
          <text:p text:style-name="P103">python3 query.py -i index.json -q ! <text:span text:style-name="T108">-s stopwords-150.json</text:span></text:p>
        </text:list-item>
        <text:list-item>
          <text:p text:style-name="P103">python3 query.py -i index.json -q man <text:span text:style-name="T108">-s stopwords-150.json</text:span></text:p>
        </text:list-item>
      </text:list>
      <text:p text:style-name="P28"/>
      <text:p text:style-name="P7">============================================================</text:p>
      <text:p text:style-name="P89"><text:span text:style-name="T35">- Input: </text:span><text:span text:style-name="T45">Term-Document Dictionary in JSON format, query term,</text:span><text:span text:style-name="T46"> stopwords l</text:span><text:span text:style-name="T47">ist</text:span></text:p>
      <text:p text:style-name="P89"><text:span text:style-name="T36">- Output: </text:span><text:span text:style-name="T45">Print docID associated with query term. Prints error if term is not in the index.</text:span></text:p>
      <text:p text:style-name="P48">============================================================</text:p>
      <text:p text:style-name="P48"/>
      <text:p text:style-name="P29">except KeyError as err:<text:span text:style-name="T88"> </text:span><text:span text:style-name="T92">In the case that the term is not found in the index, an error will be raised and it will print “not found”.</text:span></text:p>
      <text:p text:style-name="P50"/>
      <text:p text:style-name="P16">Test Queries:</text:p>
      <text:p text:style-name="P30">$ python3 query.py -i index.json -q man -s stopwords-150.json</text:p>
      <text:p text:style-name="P51">Result:</text:p>
      <text:p text:style-name="P51">28 269 1685 1895 2910 3864 4003 5030 5206 6343 6397 6471 8074 8089 8133 8246 8354 9126 9692 10486 12268 13249 14030 14635 15372 16789 17395 17397 17915 18064 18126 18132 18344 19247 19340 19353 21498</text:p>
      <text:p text:style-name="P51"/>
      <text:p text:style-name="P30"><text:span text:style-name="T95">$ </text:span>python3 query.py -i index.json -q ! -s stopwords-150.json</text:p>
      <text:p text:style-name="P51">Result:</text:p>
      <text:p text:style-name="P51">9519 12025 12797 12834 17483</text:p>
      <text:p text:style-name="P51"/>
      <text:p text:style-name="P31"><text:span text:style-name="T95">$ </text:span>python3 query.py -i index.json -q war -s stopwords-150.json</text:p>
      <text:p text:style-name="P52">Result:</text:p>
      <text:p text:style-name="P52">107 318 496 714 875 1093 1354 1410 1441 1634 1895 1899 1938 2034 3280 3374 3455 3854 3866 3869 4030 4267 4603 5160 5229 5285 5288 5298 5391 5656 5752 5786 5891 5895 5954 6058 6157 6404 6618 7176 7350 7753 7961 8088 8093 8421 8440 8483 8516 8675 8749 8991 9348 9537 10080 10395 10546 10618 10642 10643 10647 10665 10720 10779 10781 10861 10996 11175 11198 11215 11260 11287 11357 11460 11461 11487 11498 11545 11555 11780 12025 12039 12047 12457 12473 12603 12815 12848 12936 12968 13034 13046 13056 13074 13247 13253 13273 13320 13365 13420 13527 13529 13542 13576 13666 13749 13847 13993 14419 14538 14571 14611 14698 14838 14891 14939 15650 15658 15802 16072 16113 16139 16162 16220 16242 16256 16366 16423 16759 16794 16926 16935 16957 16958 17018 17023 17166 17198 17201 17245 17269 17274 17291 17325 17372 17419 17462 17780 17888 17925 18001 18231 18271 18357 18369 18418 18448 18568 18938 19285 19557 19559 19560 19684 19819 19882 20333 20464 20500 20522 20632 20741 20881 20890 20909 20991 21002 21006 21013 21131 21216 21369 21486 21506 21508 21539 21563 21568</text:p>
      <text:p text:style-name="P52"/>
      <text:p text:style-name="P31"><text:span text:style-name="T95">$ </text:span>python3 query.py -i index.json -q heist</text:p>
      <text:p text:style-name="P52">Result:</text:p>
      <text:p text:style-name="P52">('heist',) heist is not in the index.</text:p>
      <table:table table:name="Table1" table:style-name="Table1">
        <table:table-column table:style-name="Table1.A"/>
        <table:table-column table:style-name="Table1.B"/>
        <table:table-column table:style-name="Table1.C"/>
        <text:soft-page-break/>
        <table:table-row>
          <table:table-cell table:style-name="Table1.A1" table:number-rows-spanned="3" office:value-type="string">
            <text:p text:style-name="P116"/>
            <text:p text:style-name="P116"/>
            <text:p text:style-name="P115">Size of </text:p>
          </table:table-cell>
          <table:table-cell table:style-name="Table1.A1" office:value-type="string">
            <text:p text:style-name="P95">Word Types (Terms)</text:p>
          </table:table-cell>
          <table:table-cell table:style-name="Table1.C1" office:value-type="string">
            <text:p text:style-name="P94">Non-Positional Postings</text:p>
          </table:table-cell>
        </table:table-row>
        <table:table-row>
          <table:covered-table-cell/>
          <table:table-cell table:style-name="Table1.B2" office:value-type="string">
            <text:p text:style-name="P96">Dictionary</text:p>
          </table:table-cell>
          <table:table-cell table:style-name="Table1.C2" office:value-type="string">
            <text:p text:style-name="P96">Non-<text:span text:style-name="T96">P</text:span>ositional <text:span text:style-name="T96">I</text:span>ndex</text:p>
          </table:table-cell>
        </table:table-row>
        <table:table-row>
          <table:covered-table-cell/>
          <table:table-cell table:style-name="Table1.B2" office:value-type="string">
            <text:p text:style-name="P117">Size <text:s text:c="4"/><text:span text:style-name="T99">|</text:span> <text:s text:c="3"/><text:span text:style-name="T97">Δ <text:s text:c="4"/></text:span><text:span text:style-name="T98">|</text:span><text:span text:style-name="T97"> <text:s text:c="3"/>cml</text:span></text:p>
          </table:table-cell>
          <table:table-cell table:style-name="Table1.C2" office:value-type="string">
            <text:p text:style-name="P118"><text:span text:style-name="T97">Size <text:s text:c="7"/></text:span><text:span text:style-name="T98">|</text:span><text:span text:style-name="T97"> <text:s text:c="3"/>Δ <text:s text:c="3"/></text:span><text:span text:style-name="T98">|</text:span><text:span text:style-name="T97"> <text:s text:c="2"/>cml</text:span></text:p>
          </table:table-cell>
        </table:table-row>
        <table:table-row>
          <table:table-cell table:style-name="Table1.B2" office:value-type="string">
            <text:p text:style-name="P93">Unfiltered</text:p>
          </table:table-cell>
          <table:table-cell table:style-name="Table1.B2" office:value-type="string">
            <text:p text:style-name="P119">76841 <text:span text:style-name="T99">|</text:span> <text:s text:c="3"/><text:span text:style-name="T99">0 <text:s text:c="4"/>| <text:s text:c="4"/>0</text:span></text:p>
          </table:table-cell>
          <table:table-cell table:style-name="Table1.C2" office:value-type="string">
            <text:p text:style-name="P119">1629687 <text:span text:style-name="T102">| <text:s text:c="2"/>0 <text:s text:c="3"/>| <text:s text:c="4"/>0</text:span></text:p>
          </table:table-cell>
        </table:table-row>
        <table:table-row>
          <table:table-cell table:style-name="Table1.B2" office:value-type="string">
            <text:p text:style-name="P93">No Numbers</text:p>
          </table:table-cell>
          <table:table-cell table:style-name="Table1.B2" office:value-type="string">
            <text:p text:style-name="P119">52034 <text:span text:style-name="T99">| <text:s text:c="2"/>32 <text:s text:c="3"/>| <text:s text:c="3"/>32</text:span></text:p>
          </table:table-cell>
          <table:table-cell table:style-name="Table1.C2" office:value-type="string">
            <text:p text:style-name="P119">1510328 <text:span text:style-name="T102">| <text:s text:c="2"/>7 <text:s text:c="3"/>| <text:s text:c="4"/>7</text:span></text:p>
          </table:table-cell>
        </table:table-row>
        <table:table-row>
          <table:table-cell table:style-name="Table1.B2" office:value-type="string">
            <text:p text:style-name="P93">Case Folding</text:p>
          </table:table-cell>
          <table:table-cell table:style-name="Table1.B2" office:value-type="string">
            <text:p text:style-name="P119">45262 <text:span text:style-name="T100">| <text:s text:c="2"/>13 <text:s text:c="3"/>| <text:s text:c="3"/>45</text:span></text:p>
          </table:table-cell>
          <table:table-cell table:style-name="Table1.C2" office:value-type="string">
            <text:p text:style-name="P119">1464951 <text:span text:style-name="T103">| <text:s text:c="2"/>3 <text:s text:c="3"/>| <text:s text:c="2"/>10</text:span></text:p>
          </table:table-cell>
        </table:table-row>
        <table:table-row>
          <table:table-cell table:style-name="Table1.B2" office:value-type="string">
            <text:p text:style-name="P93">30 stopwords</text:p>
          </table:table-cell>
          <table:table-cell table:style-name="Table1.B2" office:value-type="string">
            <text:p text:style-name="P119">45233 <text:span text:style-name="T101">| <text:s/>0.0</text:span><text:span text:style-name="T113">6</text:span><text:span text:style-name="T101"> | <text:s/>45.0</text:span><text:span text:style-name="T113">6</text:span><text:span text:style-name="T101"> </text:span></text:p>
          </table:table-cell>
          <table:table-cell table:style-name="Table1.C2" office:value-type="string">
            <text:p text:style-name="P120"><text:span text:style-name="T2">1263599 </text:span><text:span text:style-name="T4">| <text:s/></text:span><text:span text:style-name="T5">13</text:span><text:span text:style-name="T4"> <text:s text:c="2"/>| <text:s text:c="2"/></text:span><text:span text:style-name="T6">23</text:span></text:p>
          </table:table-cell>
        </table:table-row>
        <table:table-row>
          <table:table-cell table:style-name="Table1.B2" office:value-type="string">
            <text:p text:style-name="P93">150 stopwords</text:p>
          </table:table-cell>
          <table:table-cell table:style-name="Table1.B2" office:value-type="string">
            <text:p text:style-name="P120"><text:span text:style-name="T2">45113 </text:span><text:span text:style-name="T3">| <text:s/>0.3 <text:s text:c="2"/>| <text:s/>45.</text:span><text:span text:style-name="T7">36</text:span></text:p>
          </table:table-cell>
          <table:table-cell table:style-name="Table1.C2" office:value-type="string">
            <text:p text:style-name="P120"><text:span text:style-name="T2">1131430 </text:span><text:span text:style-name="T8">| </text:span><text:span text:style-name="T9">10.5</text:span><text:span text:style-name="T8"> | </text:span><text:span text:style-name="T9">33.5</text:span><text:span text:style-name="T8"> <text:s/></text:span></text:p>
          </table:table-cell>
        </table:table-row>
      </table:table>
      <text:p text:style-name="P55"/>
      <text:p text:style-name="P40">Word Types (Terms) &amp; Non-Positional Postings</text:p>
      <text:p text:style-name="P18">No Numbers:</text:p>
      <text:p text:style-name="P18"/>
      <text:p text:style-name="P36">re.match(r'\d', no_number_terms): <text:span text:style-name="T88">Checks if the first character of the string is a digit, if it’s a digit, ignore this term.</text:span></text:p>
      <text:p text:style-name="P36"/>
      <text:p text:style-name="P36">no_number_terms[0] == "-": <text:span text:style-name="T88">Checks if the first character starts with – which would not be considered a digit. This is also includes the vocabulary such as “-human”. These terms will be ignored.</text:span></text:p>
      <text:p text:style-name="P36"/>
      <text:p text:style-name="P36">count_doc_id = count_doc_id + len(no_number_doc_id.split(" ")): <text:span text:style-name="T93">Since the posting list is separated by spaces, it needs to parse. Len counts the # of elements in the list.</text:span></text:p>
      <text:p text:style-name="P105"/>
      <text:p text:style-name="P20"><text:span text:style-name="T109">C</text:span>ase Folding:</text:p>
      <text:p text:style-name="P20"/>
      <text:p text:style-name="P37">if (casefold_terms.casefold() not in index3):</text:p>
      <text:p text:style-name="P37"><text:s text:c="12"/>index3[casefold_terms.casefold()] = casefold_doc_id</text:p>
      <text:p text:style-name="P37"><text:s text:c="8"/>else:</text:p>
      <text:p text:style-name="P37"><text:s text:c="12"/>index3[casefold_terms.casefold(</text:p>
      <text:p text:style-name="P37"><text:s text:c="12"/>)] = index3[casefold_terms.casefold()] + " " + casefold_doc_id</text:p>
      <text:p text:style-name="P37"/>
      <text:p text:style-name="P56">- If the element hasn’t been added in the new index, add the casefolded key.</text:p>
      <text:p text:style-name="P56">- Else, get the current key and append the docid.</text:p>
      <text:p text:style-name="P56"/>
      <text:p text:style-name="P38">for remove_duplicate_terms, remove_duplicate_doc_id in index3.items():</text:p>
      <text:p text:style-name="P57">- Since we appended the doc_ids, there are duplicates in the list.</text:p>
      <text:p text:style-name="P57"/>
      <text:p text:style-name="P39">remove_duplicate_doc_id = remove_duplicate_doc_id.split(" ")</text:p>
      <text:p text:style-name="P39"><text:s text:c="8"/>remove_duplicate_doc_id = [float(i) for i in remove_duplicate_doc_id]</text:p>
      <text:p text:style-name="P39"><text:s text:c="8"/>remove_duplicate_doc_id = sorted(remove_duplicate_doc_id) <text:s/># Sorted but as float instead of string</text:p>
      <text:p text:style-name="P39"><text:soft-page-break/></text:p>
      <text:p text:style-name="P57">- We parse the list of doc_ids and convert them to float so the sorting is done properly. If not, it would sort as a string (alphabetically) instead of numerically. But after this we still have the duplicates but just in order.</text:p>
      <text:p text:style-name="P57"/>
      <text:p text:style-name="P39">for index, elements in enumerate(remove_duplicate_doc_id):</text:p>
      <text:p text:style-name="P39"><text:s text:c="12"/>remove_duplicate_doc_id[index] = str(elements)</text:p>
      <text:p text:style-name="P39"><text:s text:c="8"/>remove_duplicate_doc_id = sorted(set(remove_duplicate_doc_id))</text:p>
      <text:p text:style-name="P57">- <text:span text:style-name="T110">We convert the list of doc_ids back into a string so we can remove the duplicate doc_ids via set() and then we sort back what’s left.</text:span></text:p>
      <text:p text:style-name="P57"/>
      <text:p text:style-name="P39">for index, float_value in enumerate(remove_duplicate_doc_id):</text:p>
      <text:p text:style-name="P39"><text:s text:c="12"/>remove_duplicate_doc_id[index] = str(int(float(float_value)))</text:p>
      <text:p text:style-name="P57">- <text:span text:style-name="T111">We have to actually convert it inside of the list instead of just using it temporary. We need to make sure that this float() is actually a float before using int() or this issue arises: </text:span><text:span text:style-name="T112">ValueError: invalid literal for int() with base 10: ''.</text:span></text:p>
      <text:p text:style-name="P112"/>
      <text:p text:style-name="P104">for final_casefold_terms, final_casefold_doc_id in index3.items():</text:p>
      <text:p text:style-name="P58">- Finally we get a list of casefolded terms with its doc_ids with no duplicates.</text:p>
      <text:p text:style-name="P37"/>
      <text:p text:style-name="P22">Stopwords:</text:p>
      <text:p text:style-name="P55"/>
      <text:p text:style-name="P35">for non_stopword_terms, non_stopword_doc_id in index3.items():</text:p>
      <text:p text:style-name="P35"><text:s text:c="8"/>if non_stopword_terms not in stopwords:</text:p>
      <text:p text:style-name="P59">The code within is the same to create the final index. It checks if the terms in the index are in the stopwords list. If it is not true, it will append that term to the final index.</text:p>
      <text:p text:style-name="P55"/>
      <text:p text:style-name="P17">Tested Queries:</text:p>
      <text:p text:style-name="P34"><text:span text:style-name="T95">$ </text:span>python3 query.py -i index.json -q ! -s stopwords-150.json</text:p>
      <text:p text:style-name="P53">Compressed (Non-Positional Index) Query Result: </text:p>
      <text:p text:style-name="P53">['9519', '12025', '12797', '12834', '17483']</text:p>
      <text:p text:style-name="P53"/>
      <text:p text:style-name="P32"><text:span text:style-name="T107">$ </text:span>python3 query.py -i index.json -q man -s stopwords-150.json</text:p>
      <text:p text:style-name="P106">Compressed (Non-Positional Index) Query Result: </text:p>
      <text:p text:style-name="P106"><text:s/>('man',) man is not in the index.</text:p>
      <text:p text:style-name="P54"/>
      <text:p text:style-name="P33"><text:span text:style-name="T95">$ </text:span>python3 query.py -i index.json -q war -s stopwords-150.json</text:p>
      <text:p text:style-name="P107">Compressed (Non-Positional Index) Query Result: </text:p>
      <text:p text:style-name="P107">['107', '209', '243', '288', '318', '496', '714', '875', '1093', '1354', '1410', '1441', '1634', '1895', '1899', '1938', '2034', '3218', '3280', '3374', '3421', '3455', '3854', '3866', '3869', '4030', '4267', '4603', '4875', '5160', '5229', '5285', '5288', '5298', '5391', '5656', '5752', '5786', '5891', '5895', '5954', '6058', '6157', '6404', '6618', '6656', '7176', '7350', '7753', '7961', '8088', '8093', '8136', '8421', '8440', '8483', '8516', '8675', '8749', '8991', '9022', '9208', '9348', '9537', '9751', '9897', '10080', '10395', '10546', '10618', '10642', '10643', <text:soft-page-break/>'10647', '10665', '10720', '10779', '10781', '10861', '10996', '11175', '11198', '11215', '11260', '11287', '11357', '11460', '11461', '11487', '11498', '11545', '11555', '11780', '12025', '12039', '12047', '12142', '12457', '12473', '12603', '12650', '12815', '12848', '12887', '12936', '12968', '13034', '13046', '13056', '13074', '13247', '13253', '13273', '13320', '13365', '13420', '13527', '13529', '13542', '13576', '13666', '13749', '13847', '13993', '14419', '14538', '14571', '14611', '14698', '14838', '14852', '14891', '14939', '15650', '15658', '15802', '16072', '16113', '16139', '16162', '16220', '16242', '16256', '16366', '16423', '16759', '16794', '16926', '16935', '16957', '16958', '16970', '17018', '17023', '17166', '17198', '17201', '17245', '17269', '17274', '17291', '17305', '17325', '17372', '17402', '17419', '17462', '17780', '17862', '17888', '17925', '18001', '18231', '18271', '18340', '18357', '18369', '18418', '18448', '18525', '18568', '18938', '19285', '19403', '19557', '19559', '19560', '19588', '19684', '19819', '19882', '19918', '20333', '20464', '20500', '20522', '20614', '20624', '20632', '20741', '20828', '20860', '20881', '20882', '20890', '20899', '20909', '20963', '20991', '21002', '21006', '21013', '21131', '21216', '21369', '21486', '21506', '21508', '21517', '21539', '21563', '21568']</text:p>
      <text:p text:style-name="P1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venir Next1" svg:font-family="'Avenir Next'"/>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0-19T10:48:03.526812080</dc:date>
    <meta:editing-duration>PT12H40M32S</meta:editing-duration>
    <meta:editing-cycles>79</meta:editing-cycles>
    <meta:generator>LibreOffice/7.0.0.3$MacOSX_X86_64 LibreOffice_project/8061b3e9204bef6b321a21033174034a5e2ea88e</meta:generator>
    <meta:document-statistic meta:table-count="1" meta:image-count="0" meta:object-count="0" meta:page-count="7" meta:paragraph-count="171" meta:word-count="1777" meta:character-count="12876" meta:non-whitespace-character-count="11062"/>
  </office:meta>
</office:document-meta>
</file>